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aa2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sortowanie bąbelkow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sortowanie przez wybór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Krok 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sortowanie przez wstawi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.00.0000</text:date>, <text:time style:data-style-name="N2" text:time-value="10:10:18.50252185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3:45:33.756829748</meta:creation-date>
    <dc:date>2019-01-09T10:34:48.800983693</dc:date>
    <meta:editing-duration>PT21M46S</meta:editing-duration>
    <meta:editing-cycles>4</meta:editing-cycles>
    <meta:generator>LibreOffice/6.0.7.3$Linux_X86_64 LibreOffice_project/00m0$Build-3</meta:generator>
    <meta:document-statistic meta:table-count="1" meta:cell-count="212" meta:object-count="0"/>
  </office:meta>
</office:document-meta>
</file>